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 style:list-style-name="L1">
      <style:text-properties officeooo:rsid="0016ff3a" officeooo:paragraph-rsid="0016ff3a"/>
    </style:style>
    <style:style style:name="P2" style:family="paragraph" style:parent-style-name="Standard" style:list-style-name="L1">
      <style:text-properties officeooo:rsid="0016ff3a" officeooo:paragraph-rsid="0017fb66"/>
    </style:style>
    <style:style style:name="P3" style:family="paragraph" style:parent-style-name="Standard" style:list-style-name="L1">
      <style:text-properties officeooo:rsid="0017fb66" officeooo:paragraph-rsid="0017fb66"/>
    </style:style>
    <style:style style:name="P4" style:family="paragraph" style:parent-style-name="Standard" style:list-style-name="L1">
      <style:text-properties officeooo:rsid="0018a258" officeooo:paragraph-rsid="0018a258"/>
    </style:style>
    <style:style style:name="P5" style:family="paragraph" style:parent-style-name="Standard" style:list-style-name="L1">
      <style:text-properties officeooo:rsid="0029b0f4" officeooo:paragraph-rsid="0029b0f4"/>
    </style:style>
    <style:style style:name="P6" style:family="paragraph" style:parent-style-name="Standard">
      <style:text-properties fo:language="fi" fo:country="FI" officeooo:rsid="001520d3" officeooo:paragraph-rsid="001520d3" style:language-asian="zxx" style:country-asian="none" style:language-complex="zxx" style:country-complex="none"/>
    </style:style>
    <style:style style:name="P7" style:family="paragraph" style:parent-style-name="Standard">
      <style:text-properties fo:language="fi" fo:country="FI" officeooo:rsid="001520d3" officeooo:paragraph-rsid="0016ff3a" style:language-asian="zxx" style:country-asian="none" style:language-complex="zxx" style:country-complex="none"/>
    </style:style>
    <style:style style:name="P8" style:family="paragraph" style:parent-style-name="Standard">
      <style:text-properties fo:language="fi" fo:country="FI" officeooo:rsid="001520d3" officeooo:paragraph-rsid="001bd217" style:language-asian="zxx" style:country-asian="none" style:language-complex="zxx" style:country-complex="none"/>
    </style:style>
    <style:style style:name="P9" style:family="paragraph" style:parent-style-name="Standard">
      <style:text-properties fo:language="fi" fo:country="FI" officeooo:rsid="0017ff0a" officeooo:paragraph-rsid="001bd217" style:language-asian="zxx" style:country-asian="none" style:language-complex="zxx" style:country-complex="none"/>
    </style:style>
    <style:style style:name="P10" style:family="paragraph" style:parent-style-name="Standard">
      <style:text-properties fo:language="fi" fo:country="FI" officeooo:rsid="0017ff0a" officeooo:paragraph-rsid="0017ff0a" style:language-asian="zxx" style:country-asian="none" style:language-complex="zxx" style:country-complex="none"/>
    </style:style>
    <style:style style:name="P11" style:family="paragraph" style:parent-style-name="Standard">
      <style:text-properties fo:language="fi" fo:country="FI" officeooo:rsid="0016ff3a" officeooo:paragraph-rsid="0016ff3a" style:language-asian="zxx" style:country-asian="none" style:language-complex="zxx" style:country-complex="none"/>
    </style:style>
    <style:style style:name="P12" style:family="paragraph" style:parent-style-name="Standard">
      <style:text-properties fo:language="fi" fo:country="FI" officeooo:rsid="00277400" officeooo:paragraph-rsid="001520d3" style:language-asian="zxx" style:country-asian="none" style:language-complex="zxx" style:country-complex="none"/>
    </style:style>
    <style:style style:name="P13" style:family="paragraph" style:parent-style-name="Standard">
      <style:text-properties fo:language="fi" fo:country="FI" officeooo:rsid="00277400" officeooo:paragraph-rsid="00277400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fo:language="fi" fo:country="FI" officeooo:rsid="00277400" officeooo:paragraph-rsid="00277400" style:language-asian="zxx" style:country-asian="none" style:language-complex="zxx" style:country-complex="none"/>
    </style:style>
    <style:style style:name="P15" style:family="paragraph" style:parent-style-name="Standard" style:list-style-name="L2">
      <style:text-properties fo:language="fi" fo:country="FI" officeooo:rsid="003692a4" officeooo:paragraph-rsid="003692a4" style:language-asian="zxx" style:country-asian="none" style:language-complex="zxx" style:country-complex="none"/>
    </style:style>
    <style:style style:name="P16" style:family="paragraph" style:parent-style-name="Standard" style:list-style-name="L2">
      <style:text-properties fo:language="fi" fo:country="FI" officeooo:rsid="00360b1d" officeooo:paragraph-rsid="00360b1d" style:language-asian="zxx" style:country-asian="none" style:language-complex="zxx" style:country-complex="none"/>
    </style:style>
    <style:style style:name="P17" style:family="paragraph" style:parent-style-name="Standard">
      <style:text-properties fo:language="fi" fo:country="FI" officeooo:rsid="00428d12" officeooo:paragraph-rsid="00428d12" style:language-asian="zxx" style:country-asian="none" style:language-complex="zxx" style:country-complex="none"/>
    </style:style>
    <style:style style:name="P18" style:family="paragraph" style:parent-style-name="Standard">
      <style:text-properties fo:language="fi" fo:country="FI" officeooo:rsid="0029b0f4" officeooo:paragraph-rsid="0029b0f4" style:language-asian="zxx" style:country-asian="none" style:language-complex="zxx" style:country-complex="none"/>
    </style:style>
    <style:style style:name="P19" style:family="paragraph" style:parent-style-name="Standard" style:list-style-name="L3">
      <style:text-properties fo:language="fi" fo:country="FI" officeooo:rsid="0029b0f4" officeooo:paragraph-rsid="0029b0f4" style:language-asian="zxx" style:country-asian="none" style:language-complex="zxx" style:country-complex="none"/>
    </style:style>
    <style:style style:name="P20" style:family="paragraph" style:parent-style-name="Standard" style:list-style-name="L1">
      <style:text-properties fo:language="fi" fo:country="FI" officeooo:rsid="0029b0f4" officeooo:paragraph-rsid="0029b0f4" style:language-asian="zxx" style:country-asian="none" style:language-complex="zxx" style:country-complex="none"/>
    </style:style>
    <style:style style:name="P21" style:family="paragraph" style:parent-style-name="Standard">
      <style:text-properties fo:language="fi" fo:country="FI" officeooo:rsid="003f7d18" officeooo:paragraph-rsid="003f7d18" style:language-asian="zxx" style:country-asian="none" style:language-complex="zxx" style:country-complex="none"/>
    </style:style>
    <style:style style:name="P22" style:family="paragraph" style:parent-style-name="Standard" style:list-style-name="L3">
      <style:text-properties fo:language="fi" fo:country="FI" officeooo:rsid="0043c37c" officeooo:paragraph-rsid="0043c37c" style:language-asian="zxx" style:country-asian="none" style:language-complex="zxx" style:country-complex="none"/>
    </style:style>
    <style:style style:name="P23" style:family="paragraph" style:parent-style-name="Standard">
      <style:text-properties fo:language="fi" fo:country="FI" officeooo:rsid="0043c37c" officeooo:paragraph-rsid="0043c37c" style:language-asian="zxx" style:country-asian="none" style:language-complex="zxx" style:country-complex="none"/>
    </style:style>
    <style:style style:name="P24" style:family="paragraph" style:parent-style-name="Standard" style:list-style-name="L3">
      <style:text-properties fo:language="fi" fo:country="FI" officeooo:paragraph-rsid="0029b0f4" style:language-asian="zxx" style:country-asian="none" style:language-complex="zxx" style:country-complex="none"/>
    </style:style>
    <style:style style:name="P25" style:family="paragraph" style:parent-style-name="Standard" style:list-style-name="L3">
      <style:text-properties fo:language="fi" fo:country="FI" officeooo:rsid="003181f9" officeooo:paragraph-rsid="003181f9" style:language-asian="zxx" style:country-asian="none" style:language-complex="zxx" style:country-complex="none"/>
    </style:style>
    <style:style style:name="P26" style:family="paragraph" style:parent-style-name="Standard" style:list-style-name="L5">
      <style:text-properties fo:language="fi" fo:country="FI" officeooo:rsid="004ef978" officeooo:paragraph-rsid="004ef978" style:language-asian="zxx" style:country-asian="none" style:language-complex="zxx" style:country-complex="none"/>
    </style:style>
    <style:style style:name="P27" style:family="paragraph" style:parent-style-name="Standard">
      <style:text-properties fo:language="fi" fo:country="FI" officeooo:rsid="001f568e" officeooo:paragraph-rsid="001f568e" style:language-asian="zxx" style:country-asian="none" style:language-complex="zxx" style:country-complex="none"/>
    </style:style>
    <style:style style:name="P28" style:family="paragraph" style:parent-style-name="Standard">
      <style:text-properties fo:language="fi" fo:country="FI" officeooo:rsid="004967fe" officeooo:paragraph-rsid="004967fe" style:language-asian="zxx" style:country-asian="none" style:language-complex="zxx" style:country-complex="none"/>
    </style:style>
    <style:style style:name="P29" style:family="paragraph" style:parent-style-name="Standard" style:list-style-name="L2">
      <style:text-properties fo:language="fi" fo:country="FI" officeooo:rsid="00611f9d" officeooo:paragraph-rsid="00611f9d" style:language-asian="zxx" style:country-asian="none" style:language-complex="zxx" style:country-complex="none"/>
    </style:style>
    <style:style style:name="P30" style:family="paragraph" style:parent-style-name="Standard" style:list-style-name="L2">
      <style:text-properties fo:language="fi" fo:country="FI" officeooo:rsid="0062c09d" officeooo:paragraph-rsid="0062c09d" style:language-asian="zxx" style:country-asian="none" style:language-complex="zxx" style:country-complex="none"/>
    </style:style>
    <style:style style:name="P31" style:family="paragraph" style:parent-style-name="Standard">
      <style:text-properties fo:language="fi" fo:country="FI" officeooo:rsid="006388e6" officeooo:paragraph-rsid="006388e6" style:language-asian="zxx" style:country-asian="none" style:language-complex="zxx" style:country-complex="none"/>
    </style:style>
    <style:style style:name="P32" style:family="paragraph" style:parent-style-name="Standard" style:list-style-name="L2">
      <style:text-properties fo:language="fi" fo:country="FI" officeooo:rsid="0066fac2" officeooo:paragraph-rsid="0066fac2" style:language-asian="zxx" style:country-asian="none" style:language-complex="zxx" style:country-complex="none"/>
    </style:style>
    <style:style style:name="P33" style:family="paragraph" style:parent-style-name="Standard" style:list-style-name="L1">
      <style:text-properties officeooo:rsid="005f6c15" officeooo:paragraph-rsid="005f6c15"/>
    </style:style>
    <style:style style:name="P34" style:family="paragraph" style:parent-style-name="Standard" style:list-style-name="L1">
      <style:text-properties officeooo:rsid="00608bad" officeooo:paragraph-rsid="00608bad"/>
    </style:style>
    <style:style style:name="P35" style:family="paragraph" style:parent-style-name="Standard" style:list-style-name="L1">
      <style:text-properties officeooo:rsid="006c98a1" officeooo:paragraph-rsid="006c98a1"/>
    </style:style>
    <style:style style:name="P36" style:family="paragraph" style:parent-style-name="Standard">
      <style:paragraph-properties fo:break-before="page"/>
      <style:text-properties fo:language="fi" fo:country="FI" officeooo:rsid="001520d3" officeooo:paragraph-rsid="001520d3" style:language-asian="zxx" style:country-asian="none" style:language-complex="zxx" style:country-complex="none"/>
    </style:style>
    <style:style style:name="P37" style:family="paragraph" style:parent-style-name="Standard">
      <style:paragraph-properties fo:break-before="page"/>
      <style:text-properties fo:language="fi" fo:country="FI" officeooo:rsid="0016ff3a" officeooo:paragraph-rsid="0016ff3a" style:language-asian="zxx" style:country-asian="none" style:language-complex="zxx" style:country-complex="none"/>
    </style:style>
    <style:style style:name="P38" style:family="paragraph" style:parent-style-name="Standard">
      <loext:graphic-properties draw:fill="none" draw:fill-color="#ffffff"/>
      <style:paragraph-properties fo:background-color="transparent" fo:padding="0in" fo:border="none"/>
      <style:text-properties fo:language="fi" fo:country="FI" style:language-asian="zxx" style:country-asian="none" style:language-complex="zxx" style:country-complex="none"/>
    </style:style>
    <style:style style:name="P39" style:family="paragraph" style:parent-style-name="Preformatted_20_Text">
      <style:text-properties officeooo:paragraph-rsid="00433c04"/>
    </style:style>
    <style:style style:name="P40" style:family="paragraph" style:parent-style-name="Preformatted_20_Text">
      <style:text-properties fo:language="fi" fo:country="FI" style:language-asian="zxx" style:country-asian="none" style:language-complex="zxx" style:country-complex="none"/>
    </style:style>
    <style:style style:name="P41" style:family="paragraph" style:parent-style-name="Preformatted_20_Text">
      <style:text-properties fo:language="fi" fo:country="FI" officeooo:paragraph-rsid="0042be25" style:language-asian="zxx" style:country-asian="none" style:language-complex="zxx" style:country-complex="none"/>
    </style:style>
    <style:style style:name="P42" style:family="paragraph" style:parent-style-name="Preformatted_20_Text">
      <style:paragraph-properties fo:margin-top="0in" fo:margin-bottom="0.1965in" loext:contextual-spacing="false"/>
      <style:text-properties fo:language="fi" fo:country="FI" style:language-asian="zxx" style:country-asian="none" style:language-complex="zxx" style:country-complex="none"/>
    </style:style>
    <style:style style:name="T1" style:family="text">
      <style:text-properties officeooo:rsid="0016ff3a"/>
    </style:style>
    <style:style style:name="T2" style:family="text">
      <style:text-properties officeooo:rsid="0018a258"/>
    </style:style>
    <style:style style:name="T3" style:family="text">
      <style:text-properties officeooo:rsid="001f568e"/>
    </style:style>
    <style:style style:name="T4" style:family="text">
      <style:text-properties officeooo:rsid="00277400"/>
    </style:style>
    <style:style style:name="T5" style:family="text">
      <style:text-properties officeooo:rsid="0029b0f4"/>
    </style:style>
    <style:style style:name="T6" style:family="text">
      <style:text-properties officeooo:rsid="0038e25b"/>
    </style:style>
    <style:style style:name="T7" style:family="text">
      <style:text-properties officeooo:rsid="003a3f16"/>
    </style:style>
    <style:style style:name="T8" style:family="text">
      <style:text-properties officeooo:rsid="003e6148"/>
    </style:style>
    <style:style style:name="T9" style:family="text">
      <style:text-properties officeooo:rsid="003fa92a"/>
    </style:style>
    <style:style style:name="T10" style:family="text">
      <style:text-properties officeooo:rsid="00407694"/>
    </style:style>
    <style:style style:name="T11" style:family="text">
      <style:text-properties officeooo:rsid="004156cf"/>
    </style:style>
    <style:style style:name="T12" style:family="text">
      <style:text-properties officeooo:rsid="00428d12"/>
    </style:style>
    <style:style style:name="T13" style:family="text">
      <style:text-properties officeooo:rsid="0042be25"/>
    </style:style>
    <style:style style:name="T14" style:family="text">
      <style:text-properties officeooo:rsid="0048b437"/>
    </style:style>
    <style:style style:name="T15" style:family="text">
      <style:text-properties fo:color="#cc7832" style:font-name="Source Code Pro" fo:font-size="10.5pt" fo:font-style="normal" fo:font-weight="normal" style:font-size-asian="10.5pt" style:font-style-asian="normal" style:font-weight-asian="normal"/>
    </style:style>
    <style:style style:name="T16" style:family="text">
      <style:text-properties fo:color="#a9b7c6" style:font-name="Source Code Pro" fo:font-size="10.5pt" fo:font-style="normal" fo:font-weight="normal" style:font-size-asian="10.5pt" style:font-style-asian="normal" style:font-weight-asian="normal"/>
    </style:style>
    <style:style style:name="T17" style:family="text">
      <style:text-properties fo:color="#a9b7c6" style:font-name="Source Code Pro" fo:font-size="10.5pt" fo:font-style="italic" fo:font-weight="normal" style:font-size-asian="10.5pt" style:font-style-asian="italic" style:font-weight-asian="normal"/>
    </style:style>
    <style:style style:name="T18" style:family="text">
      <style:text-properties fo:color="#bbb529" style:font-name="Source Code Pro" fo:font-size="10.5pt" fo:font-style="normal" fo:font-weight="normal" style:font-size-asian="10.5pt" style:font-style-asian="normal" style:font-weight-asian="normal"/>
    </style:style>
    <style:style style:name="T19" style:family="text">
      <style:text-properties fo:color="#9876aa" style:font-name="Source Code Pro" fo:font-size="10.5pt" fo:font-style="normal" fo:font-weight="normal" style:font-size-asian="10.5pt" style:font-style-asian="normal" style:font-weight-asian="normal"/>
    </style:style>
    <style:style style:name="T20" style:family="text">
      <style:text-properties fo:color="#9876aa" style:font-name="Source Code Pro" fo:font-size="10.5pt" fo:font-style="italic" fo:font-weight="normal" style:font-size-asian="10.5pt" style:font-style-asian="italic" style:font-weight-asian="normal"/>
    </style:style>
    <style:style style:name="T21" style:family="text">
      <style:text-properties fo:color="#ffc66d" style:font-name="Source Code Pro" fo:font-size="10.5pt" fo:font-style="normal" fo:font-weight="normal" style:font-size-asian="10.5pt" style:font-style-asian="normal" style:font-weight-asian="normal"/>
    </style:style>
    <style:style style:name="T22" style:family="text">
      <style:text-properties fo:color="#808080" style:font-name="Source Code Pro" fo:font-size="10.5pt" fo:font-style="normal" fo:font-weight="normal" style:font-size-asian="10.5pt" style:font-style-asian="normal" style:font-weight-asian="normal"/>
    </style:style>
    <style:style style:name="T23" style:family="text">
      <style:text-properties fo:color="#6a8759" style:font-name="Source Code Pro" fo:font-size="10.5pt" fo:font-style="normal" fo:font-weight="normal" style:font-size-asian="10.5pt" style:font-style-asian="normal" style:font-weight-asian="normal"/>
    </style:style>
    <style:style style:name="T24" style:family="text">
      <style:text-properties officeooo:rsid="00548f8a"/>
    </style:style>
    <style:style style:name="T25" style:family="text">
      <style:text-properties fo:language="fi" fo:country="FI" style:language-asian="zxx" style:country-asian="none" style:language-complex="zxx" style:country-complex="none"/>
    </style:style>
    <style:style style:name="T26" style:family="text">
      <style:text-properties fo:language="fi" fo:country="FI" officeooo:rsid="0042be25" style:language-asian="zxx" style:country-asian="none" style:language-complex="zxx" style:country-complex="none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language="zxx" fo:country="none" officeooo:rsid="0042be25" style:language-asian="zxx" style:country-asian="none" style:language-complex="zxx" style:country-complex="none"/>
    </style:style>
    <style:style style:name="T29" style:family="text">
      <style:text-properties officeooo:rsid="005ab1d0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42be25"/>
    </style:style>
    <style:style style:name="T32" style:family="text">
      <style:text-properties style:language-asian="zxx" style:country-asian="none" style:language-complex="zxx" style:country-complex="none"/>
    </style:style>
    <style:style style:name="T33" style:family="text">
      <style:text-properties officeooo:rsid="0042be25" style:language-asian="zxx" style:country-asian="none" style:language-complex="zxx" style:country-complex="none"/>
    </style:style>
    <style:style style:name="T34" style:family="text">
      <style:text-properties officeooo:rsid="005c26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oogle Drive in Android</text:p>
      <text:p text:style-name="P6">Android Application Dev course</text:p>
      <text:p text:style-name="P6">Research assingment</text:p>
      <text:p text:style-name="P6"/>
      <text:p text:style-name="P6">Juha-Matti Kokkonen</text:p>
      <text:p text:style-name="P6">IIO14S2</text:p>
      <text:p text:style-name="P6">Aloitettu: 30.10.2016</text:p>
      <text:p text:style-name="P6">Seminaari: -</text:p>
      <text:p text:style-name="P6">Palautus: -</text:p>
      <text:p text:style-name="P6"/>
      <text:p text:style-name="P7">Lyhyt kuvaus aiheesta</text:p>
      <text:p text:style-name="P7">Google Drive</text:p>
      <text:p text:style-name="P6">Google API</text:p>
      <text:p text:style-name="P8">Android</text:p>
      <text:p text:style-name="P9">Google Drive Android API</text:p>
      <text:p text:style-name="P9">Storage Access Framework</text:p>
      <text:p text:style-name="P6"/>
      <text:p text:style-name="P6">Google Drive on Googlen <text:span text:style-name="T1">jakama palvelu</text:span>, jolla käyttäjä pääsee käsiksi serveriin johon Google on antanut kaikille käyttäjilleen vähintään 15GB tilaa tiedoston tallennusta varten. Tähän tietoon pääsee käsiksi Google Drive toimintaa käyttävillä ohjelmilla. <text:span text:style-name="T1">Tai suoraan internetistä drive.google.com sivustolta.</text:span></text:p>
      <text:p text:style-name="P6"/>
      <text:p text:style-name="P11">Google ei kuitenkaan ole rajoittanut tämän käyttöä vain omiin ohjelmiinsa, vaan sille löytyy ohjelmointirajapinta eli API(Application programming interface), jotä käyttämällä ohjelmisto suunnittelijat voivat yhdistää Google Drive palvelimelle.</text:p>
      <text:p text:style-name="P11"/>
      <text:p text:style-name="P10">Aluksi Google Drivelle yhdistettiin käyttäen Javalle suunniteltua Google Drive API:a, mutta Android Gingerbread (<text:span text:style-name="T2">2.3 – API 10</text:span>) <text:span text:style-name="T2">versiosta</text:span> <text:span text:style-name="T2">alkaen Android API on sisältänyt tämän natiivisti. Google Drive API:lle löytyy myös vaihtoehto nimeltä Storage Access Framework, joka tuli Android Kitkat (4.4 – API 19) version jälkeen, joka on geneerinen API vastaaville teknologioille.</text:span></text:p>
      <text:p text:style-name="P10"/>
      <text:p text:style-name="P10">Kun tallennat tietoa Google Drivelle Androidilla, tieto tallentuu ensiksi paikalliselle kovalevylle, jonka jälkeen tieto lähetetään Internet yhteyden toimiessa Google Drive palvelimelle. <text:span text:style-name="T3">Se ei siis laita tietoa nettiin ennen kuin yhteys on päällä.</text:span></text:p>
      <text:p text:style-name="P12"/>
      <text:p text:style-name="P13">Mitä <text:span text:style-name="T12">Android </text:span>sovelluskehittäjä tarvitsee?</text:p>
      <text:list xml:id="list1184909986184878204" text:style-name="L2">
        <text:list-item>
          <text:p text:style-name="P29">Oma Oauth 2.0 client certifikaatti!</text:p>
          <text:list>
            <text:list-item>
              <text:p text:style-name="P30">Antaa luvan käyttä muiden accountteja sinun ohjelmassasi</text:p>
            </text:list-item>
          </text:list>
        </text:list-item>
        <text:list-item>
          <text:p text:style-name="P32">Google Drive API päällä</text:p>
        </text:list-item>
        <text:list-item>
          <text:p text:style-name="P14">Android Studion</text:p>
        </text:list-item>
        <text:list-item>
          <text:p text:style-name="P15"><text:span text:style-name="T12">V</text:span>ähintään API 10 (2.3 versio) Android SDK</text:p>
        </text:list-item>
        <text:list-item>
          <text:p text:style-name="P16">Android <text:span text:style-name="T7">S</text:span>tudion SDK Managerista<text:line-break/><text:span text:style-name="T6">(Tools → Android … SDK Manager → SDK Tools välilehti)</text:span></text:p>
          <text:list>
            <text:list-item>
              <text:p text:style-name="P16">Google Play service<text:span text:style-name="T9">s</text:span> paketin</text:p>
            </text:list-item>
          </text:list>
        </text:list-item>
      </text:list>
      <text:p text:style-name="P17"/>
      <text:p text:style-name="P36">Toteutus</text:p>
      <text:p text:style-name="P18"><text:span text:style-name="T8">Google Drive Android API</text:span></text:p>
      <text:p text:style-name="P21">Tee järjestyksessä omaan projektiisi seuraavat asiat.</text:p>
      <text:list xml:id="list6016899258178734861" text:style-name="L3">
        <text:list-item>
          <text:p text:style-name="P19">Lataa Android studioon <text:span text:style-name="T11">SDK Managerilla </text:span>Google Play Services <text:span text:style-name="T10">paketti</text:span></text:p>
        </text:list-item>
        <text:list-item>
          <text:p text:style-name="P22">Tee itsellesi <text:span text:style-name="T14">tyhjä</text:span> projekti</text:p>
        </text:list-item>
        <text:list-item>
          <text:p text:style-name="P24"><text:span text:style-name="T5">Avaa projektin build.gradle module osion tiedosto ja lisää compile.</text:span></text:p>
          <text:list>
            <text:list-item>
              <text:p text:style-name="P25">Päivitä tämä versionumero nykyisen Google Play service versio numeron mukaan. <text:span text:style-name="T11">Android Studio ilmoittaa jos tämä numero on vanhentunut</text:span></text:p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2">apply plugin: 'com.android.application'</text:p>
            <text:p text:style-name="P40">    ...</text:p>
            <text:p text:style-name="P40">    dependencies {</text:p>
            <text:p text:style-name="P41">        //<text:span text:style-name="T13">Kaikki Google Play service paketit</text:span></text:p>
            <text:p text:style-name="P40">        compile 'com.google.android.gms:play-services:9.8.0'</text:p>
            <text:p text:style-name="P40"/>
            <text:p text:style-name="P41">        //<text:span text:style-name="T13">Google Account Login paketti</text:span></text:p>
            <text:p text:style-name="P39"><text:span text:style-name="Source_20_Text"><text:span text:style-name="T26">        com.google.android.gms:play-services-auth:9.8.0</text:span></text:span></text:p>
            <text:p text:style-name="P39"><text:span text:style-name="Source_20_Text"><text:span text:style-name="T25"/></text:span></text:p>
            <text:p text:style-name="P39"><text:span text:style-name="Source_20_Text"><text:span text:style-name="T25">        //</text:span></text:span><text:span text:style-name="Source_20_Text"><text:span text:style-name="T26">Google Drive paketti</text:span></text:span></text:p>
            <text:p text:style-name="P39"><text:span text:style-name="Source_20_Text"><text:span text:style-name="T26">        com.google.android.gms:play-services-drive:9.8.0</text:span></text:span></text:p>
            <text:p text:style-name="P42">    }</text:p>
          </table:table-cell>
        </table:table-row>
      </table:table>
      <text:p text:style-name="P23"/>
      <text:list xml:id="list2996470136905009618" text:style-name="L5">
        <text:list-item>
          <text:p text:style-name="P26">Kats<text:span text:style-name="T29">o</text:span> liitteestä 1 koodi ensimmäiseen <text:span text:style-name="T24">toimintaan.</text:span></text:p>
        </text:list-item>
      </text:list>
      <text:p text:style-name="P18"/>
      <text:p text:style-name="P27"/>
      <text:p text:style-name="P27">Android Storage Access Framework</text:p>
      <text:p text:style-name="P31"><text:tab/>ehk joskus sit...</text:p>
      <text:p text:style-name="P6"/>
      <text:p text:style-name="P6">Yhteenveto</text:p>
      <text:p text:style-name="P6"/>
      <text:p text:style-name="P6"/>
      <text:p text:style-name="P11">Linkit</text:p>
      <text:list xml:id="list8840833318643077796" text:style-name="L1">
        <text:list-item>
          <text:p text:style-name="P1"><text:a xlink:type="simple" xlink:href="https://play.google.com/store/apps/details?id=com.google.android.apps.docs&amp;hl=fi" text:style-name="Internet_20_link" text:visited-style-name="Visited_20_Internet_20_Link"><text:span text:style-name="T25">https://play.google.com/store/apps/details?id=com.google.android.apps.docs&amp;hl=fi</text:span></text:a></text:p>
        </text:list-item>
        <text:list-item>
          <text:p text:style-name="P2"><text:a xlink:type="simple" xlink:href="https://play.google.com/store/apps/details?id=com.ttxapps.drivesync&amp;hl=fi" text:style-name="Internet_20_link" text:visited-style-name="Visited_20_Internet_20_Link"><text:span text:style-name="T25">https://play.google.com/store/apps/details?id=com.ttxapps.drivesync&amp;hl=fi</text:span></text:a></text:p>
        </text:list-item>
        <text:list-item>
          <text:p text:style-name="P1"><text:a xlink:type="simple" xlink:href="https://support.google.com/drive/answer/2375123?hl=en&amp;ref_topic=14940" text:style-name="Internet_20_link" text:visited-style-name="Visited_20_Internet_20_Link"><text:span text:style-name="T25">https://support.google.com/drive/answer/2375123?hl=en&amp;ref_topic=14940</text:span></text:a></text:p>
        </text:list-item>
        <text:list-item>
          <text:p text:style-name="P1"><text:a xlink:type="simple" xlink:href="http://www.androidcentral.com/how-set-and-use-google-drive-android" text:style-name="Internet_20_link" text:visited-style-name="Visited_20_Internet_20_Link"><text:span text:style-name="T25">http://www.androidcentral.com/how-set-and-use-google-drive-android</text:span></text:a></text:p>
        </text:list-item>
        <text:list-item>
          <text:p text:style-name="P2"><text:a xlink:type="simple" xlink:href="https://developers.google.com/drive/android/" text:style-name="Internet_20_link" text:visited-style-name="Visited_20_Internet_20_Link"><text:span text:style-name="T25">https://developers.google.com/drive/android/</text:span></text:a></text:p>
        </text:list-item>
        <text:list-item>
          <text:p text:style-name="P3"><text:a xlink:type="simple" xlink:href="https://developers.google.com/drive/android/intro" text:style-name="Internet_20_link" text:visited-style-name="Visited_20_Internet_20_Link"><text:span text:style-name="T25">https://developers.google.com/drive/android/intro</text:span></text:a></text:p>
        </text:list-item>
        <text:list-item>
          <text:p text:style-name="P33"><text:a xlink:type="simple" xlink:href="https://developers.google.com/drive/android/auth" text:style-name="Internet_20_link" text:visited-style-name="Visited_20_Internet_20_Link"><text:span text:style-name="T25">https://developers.google.com/drive/android/auth</text:span></text:a></text:p>
        </text:list-item>
        <text:list-item>
          <text:p text:style-name="P35"><text:span text:style-name="T25">https://developers.google.com/drive/android/files</text:span></text:p>
        </text:list-item>
        <text:list-item>
          <text:p text:style-name="P34"><text:a xlink:type="simple" xlink:href="https://developers.google.com/android/guides/api-client" text:style-name="Internet_20_link" text:visited-style-name="Visited_20_Internet_20_Link"><text:span text:style-name="T25">https://developers.google.com/android/guides/api-client</text:span></text:a></text:p>
        </text:list-item>
        <text:list-item>
          <text:p text:style-name="P1"><text:a xlink:type="simple" xlink:href="http://android.stackexchange.com/questions/74822/can-i-download-folders-from-google-drive-to-my-android-device" text:style-name="Internet_20_link" text:visited-style-name="Visited_20_Internet_20_Link"><text:span text:style-name="T25">http://android.stackexchange.com/questions/74822/can-i-download-folders-from-google-drive-to-my-android-device</text:span></text:a></text:p>
        </text:list-item>
        <text:list-item>
          <text:p text:style-name="P4"><text:a xlink:type="simple" xlink:href="https://developer.android.com/about/dashboards/index.html" text:style-name="Internet_20_link" text:visited-style-name="Visited_20_Internet_20_Link"><text:span text:style-name="T25">https://developer.android.com/about/dashboards/index.html</text:span></text:a></text:p>
        </text:list-item>
        <text:list-item>
          <text:p text:style-name="P5"><text:a xlink:type="simple" xlink:href="https://developers.google.com/android/guides/setup" text:style-name="Internet_20_link" text:visited-style-name="Visited_20_Internet_20_Link"><text:span text:style-name="T25">https://developers.google.com/android/guides/setup</text:span></text:a></text:p>
        </text:list-item>
        <text:list-item>
          <text:p text:style-name="P20"/>
        </text:list-item>
      </text:list>
      <text:p text:style-name="P11"/>
      <text:p text:style-name="P11"/>
      <text:p text:style-name="P11"/>
      <text:p text:style-name="P37">Liite <text:span text:style-name="T14">1: <text:s/>Ensimmäinen run setup</text:span></text:p>
      <text:p text:style-name="P11"/>
      <text:p text:style-name="P28">MainActivity.jav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8"><text:span text:style-name="T15"/></text:p>
            <text:p text:style-name="P38"><text:span text:style-name="T15">package </text:span><text:span text:style-name="T16">fi.jamk.googledrivetest</text:span><text:span text:style-name="T15">;</text:span><text:line-break/><text:line-break/><text:span text:style-name="T15">import </text:span><text:span text:style-name="T18">android.support.annotation.NonNull</text:span><text:span text:style-name="T15">;</text:span><text:line-break/><text:span text:style-name="T15">import </text:span><text:span text:style-name="T16">android.support.v7.app.AppCompatActivity</text:span><text:span text:style-name="T15">;</text:span><text:line-break/><text:span text:style-name="T15">import </text:span><text:span text:style-name="T16">android.os.Bundle</text:span><text:span text:style-name="T15">;</text:span><text:line-break/><text:span text:style-name="T15">import </text:span><text:span text:style-name="T16">android.widget.Toast</text:span><text:span text:style-name="T15">;</text:span><text:line-break/><text:line-break/><text:span text:style-name="T15">import </text:span><text:span text:style-name="T16">com.google.android.gms.common.ConnectionResult</text:span><text:span text:style-name="T15">;</text:span><text:line-break/><text:span text:style-name="T15">import </text:span><text:span text:style-name="T16">com.google.android.gms.common.GoogleApiAvailability</text:span><text:span text:style-name="T15">;</text:span><text:line-break/><text:span text:style-name="T15">import </text:span><text:span text:style-name="T16">com.google.android.gms.common.api.GoogleApiClient</text:span><text:span text:style-name="T15">;</text:span><text:line-break/><text:span text:style-name="T15">import </text:span><text:span text:style-name="T16">com.google.android.gms.drive.Drive</text:span><text:span text:style-name="T15">;</text:span><text:line-break/><text:line-break/><text:line-break/><text:span text:style-name="T15">public class </text:span><text:span text:style-name="T16">MainActivity </text:span><text:span text:style-name="T15">extends </text:span><text:span text:style-name="T16">AppCompatActivity</text:span><text:line-break/><text:span text:style-name="T16"> <text:s text:c="7"/></text:span><text:span text:style-name="T15">implements </text:span><text:span text:style-name="T16">GoogleApiClient.OnConnectionFailedListener</text:span><text:line-break/><text:span text:style-name="T16">{</text:span><text:line-break/><text:span text:style-name="T16"> <text:s text:c="3"/></text:span><text:span text:style-name="T15">private </text:span><text:span text:style-name="T16">GoogleApiClient </text:span><text:span text:style-name="T19">mGoogleApiClient</text:span><text:span text:style-name="T15">;</text:span><text:line-break/><text:line-break/><text:span text:style-name="T15"> <text:s text:c="3"/></text:span><text:span text:style-name="T18">@Override</text:span><text:line-break/><text:span text:style-name="T18"> <text:s text:c="3"/></text:span><text:span text:style-name="T15">protected void </text:span><text:span text:style-name="T21">onCreate</text:span><text:span text:style-name="T16">(Bundle savedInstanceState) {</text:span><text:line-break/><text:span text:style-name="T16"> <text:s text:c="7"/></text:span><text:span text:style-name="T15">super</text:span><text:span text:style-name="T16">.onCreate(savedInstanceState)</text:span><text:span text:style-name="T15">;</text:span><text:line-break/><text:span text:style-name="T15"> <text:s text:c="7"/></text:span><text:span text:style-name="T16">setContentView(R.layout.</text:span><text:span text:style-name="T20">activity_main</text:span><text:span text:style-name="T16">)</text:span><text:span text:style-name="T15">;</text:span><text:line-break/><text:line-break/><text:span text:style-name="T15"> <text:s text:c="7"/></text:span><text:span text:style-name="T22">// Create a GoogleApiClient instance</text:span><text:line-break/><text:span text:style-name="T22"> <text:s text:c="7"/></text:span><text:span text:style-name="T19">mGoogleApiClient </text:span><text:span text:style-name="T16">= </text:span><text:span text:style-name="T15">new </text:span><text:span text:style-name="T16">GoogleApiClient.Builder(</text:span><text:span text:style-name="T15">this</text:span><text:span text:style-name="T16">)</text:span><text:line-break/><text:span text:style-name="T16"> <text:s text:c="15"/>.enableAutoManage(</text:span><text:span text:style-name="T15">this </text:span><text:span text:style-name="T22">/* FragmentActivity */</text:span><text:span text:style-name="T15">,</text:span><text:line-break/><text:span text:style-name="T15"> <text:s text:c="23"/>this </text:span><text:span text:style-name="T22">/* OnConnectionFailedListener */</text:span><text:span text:style-name="T16">)</text:span><text:line-break/><text:span text:style-name="T16"> <text:s text:c="15"/>.addApi(Drive.</text:span><text:span text:style-name="T20">API</text:span><text:span text:style-name="T16">)</text:span><text:line-break/><text:span text:style-name="T16"> <text:s text:c="15"/>.addScope(Drive.</text:span><text:span text:style-name="T20">SCOPE_FILE</text:span><text:span text:style-name="T16">)</text:span><text:line-break/><text:span text:style-name="T16"> <text:s text:c="15"/>.build()</text:span><text:span text:style-name="T15">;</text:span><text:line-break/><text:span text:style-name="T15"> <text:s text:c="7"/></text:span><text:span text:style-name="T22">//Should ask Google account now!</text:span><text:line-break/><text:span text:style-name="T22"> <text:s text:c="3"/></text:span><text:span text:style-name="T16">}</text:span><text:line-break/><text:line-break/><text:span text:style-name="T16"> <text:s text:c="3"/></text:span><text:span text:style-name="T18">@Override</text:span><text:line-break/><text:span text:style-name="T18"> <text:s text:c="3"/></text:span><text:span text:style-name="T15">public void </text:span><text:span text:style-name="T21">onConnectionFailed</text:span><text:span text:style-name="T16">(</text:span><text:span text:style-name="T18">@NonNull </text:span><text:span text:style-name="T16">ConnectionResult connectionResult) {</text:span><text:line-break/><text:span text:style-name="T16"> <text:s text:c="7"/></text:span><text:span text:style-name="T22">// An unresolvable error has occurred and a connection to Google APIs</text:span><text:line-break/><text:span text:style-name="T22"> <text:s text:c="7"/>// could not be established. Display an error message, or handle</text:span><text:line-break/><text:span text:style-name="T22"> <text:s text:c="7"/>// the failure silently</text:span><text:line-break/><text:line-break/><text:span text:style-name="T22"> <text:s text:c="7"/>//FAIL!</text:span><text:line-break/><text:span text:style-name="T22"> <text:s text:c="7"/></text:span><text:span text:style-name="T16">Toast.</text:span><text:span text:style-name="T17">makeText</text:span><text:span text:style-name="T16">(</text:span><text:span text:style-name="T15">this, </text:span><text:span text:style-name="T23">"Connection failed"</text:span><text:span text:style-name="T15">, </text:span><text:span text:style-name="T16">Toast.</text:span><text:span text:style-name="T20">LENGTH_LONG</text:span><text:span text:style-name="T16">)</text:span><text:span text:style-name="T15">;</text:span><text:line-break/><text:line-break/><text:span text:style-name="T15"> <text:s text:c="7"/></text:span><text:span text:style-name="T22">// ...</text:span><text:line-break/><text:span text:style-name="T22"> <text:s text:c="3"/></text:span><text:span text:style-name="T16">}</text:span><text:line-break/><text:line-break/><text:span text:style-name="T16">}</text:span><text:line-break/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1:15:55.739482761</meta:creation-date>
    <meta:generator>LibreOffice/5.1.4.2$Linux_X86_64 LibreOffice_project/10m0$Build-2</meta:generator>
    <dc:date>2016-10-30T23:25:59.918821938</dc:date>
    <meta:editing-duration>PT11H36M2S</meta:editing-duration>
    <meta:editing-cycles>53</meta:editing-cycles>
    <meta:document-statistic meta:table-count="2" meta:image-count="0" meta:object-count="0" meta:page-count="3" meta:paragraph-count="64" meta:word-count="464" meta:character-count="4923" meta:non-whitespace-character-count="4260"/>
  </office:meta>
</office:document-meta>
</file>